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92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b84700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="0.06pt solid #000000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6" style:family="table-cell" style:parent-style-name="Default">
      <style:table-cell-properties fo:border="0.06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order="0.06pt solid #000000"/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14" style:family="table-cell" style:parent-style-name="Default">
      <style:text-properties fo:font-size="10.5pt" style:font-size-asian="10.5pt" style:font-size-complex="10.5pt"/>
    </style:style>
    <style:style style:name="ce1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 style:data-style-name="N104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7" style:family="table-cell" style:parent-style-name="Default" style:data-style-name="N11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8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 style:data-style-name="N104">
      <style:table-cell-properties fo:background-color="#ffffff"/>
    </style:style>
    <style:style style:name="ce2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color="#000000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fo:border-bottom="none" fo:border-left="none" fo:border-right="none" fo:border-top="0.54pt solid #000000"/>
      <style:text-properties fo:font-size="10.5pt" style:font-size-asian="10.5pt" style:font-size-complex="10.5pt"/>
    </style:style>
    <style:style style:name="ce24" style:family="table-cell" style:parent-style-name="Default" style:data-style-name="N104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MESE:</text:p>
          </table:table-cell>
          <table:table-cell table:style-name="ce9" office:value-type="string" calcext:value-type="string">
            <text:p>DICEMBRE</text:p>
          </table:table-cell>
          <table:table-cell table:style-name="ce14" table:number-columns-repeated="8"/>
          <table:table-cell table:style-name="ce25" table:number-columns-repeated="1014"/>
        </table:table-row>
        <table:table-row table:style-name="ro1">
          <table:table-cell table:style-name="ce2" office:value-type="string" calcext:value-type="string">
            <text:p>Giorno</text:p>
          </table:table-cell>
          <table:table-cell table:style-name="ce2" office:value-type="string" calcext:value-type="string">
            <text:p>Scontrini</text:p>
          </table:table-cell>
          <table:table-cell table:style-name="ce2" office:value-type="string" calcext:value-type="string">
            <text:p>Imp. R.C.</text:p>
          </table:table-cell>
          <table:table-cell table:style-name="ce2" office:value-type="string" calcext:value-type="string">
            <text:p>Imp R.C. Netto</text:p>
          </table:table-cell>
          <table:table-cell table:style-name="ce2" office:value-type="string" calcext:value-type="string">
            <text:p>Imp tot</text:p>
          </table:table-cell>
          <table:table-cell table:style-name="ce1" office:value-type="string" calcext:value-type="string">
            <text:p>Scont. COMUN.</text:p>
          </table:table-cell>
          <table:table-cell table:style-name="ce1" office:value-type="string" calcext:value-type="string">
            <text:p>IMP. NETTO</text:p>
          </table:table-cell>
          <table:table-cell table:style-name="ce2" office:value-type="string" calcext:value-type="string">
            <text:p>IMP. IVATO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5" office:value-type="currency" office:currency="EUR" office:value="0" calcext:value-type="currency">
            <text:p>€ 0,00</text:p>
          </table:table-cell>
          <table:table-cell table:style-name="ce15" table:formula="of:=[.C3]/1.1" office:value-type="currency" office:currency="EUR" office:value="0" calcext:value-type="currency">
            <text:p>€ 0,00</text:p>
          </table:table-cell>
          <table:table-cell table:style-name="ce15" office:value-type="currency" office:currency="EUR" office:value="0" calcext:value-type="currency">
            <text:p>€ 0,00</text:p>
          </table:table-cell>
          <table:table-cell table:style-name="ce19" office:value-type="float" office:value="0" calcext:value-type="float">
            <text:p>0</text:p>
          </table:table-cell>
          <table:table-cell table:style-name="ce18" table:formula="of:=[.D3]-([.D3]/100*[.F39])" office:value-type="currency" office:currency="EUR" office:value="0" calcext:value-type="currency">
            <text:p>€ 0,00</text:p>
          </table:table-cell>
          <table:table-cell table:style-name="ce24" table:formula="of:=[.G3]+([.G3]/100*10)" office:value-type="currency" office:currency="EUR" office:value="0" calcext:value-type="currency">
            <text:p>€ 0,00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float" office:value="291" calcext:value-type="float">
            <text:p>291</text:p>
          </table:table-cell>
          <table:table-cell table:style-name="ce15" office:value-type="currency" office:currency="EUR" office:value="754.53" calcext:value-type="currency">
            <text:p>€ 754,53</text:p>
          </table:table-cell>
          <table:table-cell table:style-name="ce15" table:formula="of:=[.C4]/1.1" office:value-type="currency" office:currency="EUR" office:value="685.936363636364" calcext:value-type="currency">
            <text:p>€ 685,94</text:p>
          </table:table-cell>
          <table:table-cell table:style-name="ce15" office:value-type="currency" office:currency="EUR" office:value="850.11" calcext:value-type="currency">
            <text:p>€ 850,11</text:p>
          </table:table-cell>
          <table:table-cell table:style-name="ce19" table:formula="of:=[.C40]/[.F36]*[.G4]+20" office:value-type="float" office:value="171.649716674081" calcext:value-type="float">
            <text:p>172</text:p>
          </table:table-cell>
          <table:table-cell table:style-name="ce18" table:formula="of:=[.D4]-([.D4]/100*[.F39])" office:value-type="currency" office:currency="EUR" office:value="441.890815370299" calcext:value-type="currency">
            <text:p>€ 441,89</text:p>
          </table:table-cell>
          <table:table-cell table:style-name="ce24" table:formula="of:=[.G4]+([.G4]/100*10)" office:value-type="currency" office:currency="EUR" office:value="486.079896907329" calcext:value-type="currency">
            <text:p>€ 486,08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float" office:value="240" calcext:value-type="float">
            <text:p>240</text:p>
          </table:table-cell>
          <table:table-cell table:style-name="ce15" office:value-type="currency" office:currency="EUR" office:value="663.86" calcext:value-type="currency">
            <text:p>€ 663,86</text:p>
          </table:table-cell>
          <table:table-cell table:style-name="ce15" table:formula="of:=[.C5]/1.1" office:value-type="currency" office:currency="EUR" office:value="603.509090909091" calcext:value-type="currency">
            <text:p>€ 603,51</text:p>
          </table:table-cell>
          <table:table-cell table:style-name="ce15" office:value-type="currency" office:currency="EUR" office:value="737.3" calcext:value-type="currency">
            <text:p>€ 737,30</text:p>
          </table:table-cell>
          <table:table-cell table:style-name="ce19" table:formula="of:=[.C40]/[.F36]*[.G5]+20" office:value-type="float" office:value="153.426346084656" calcext:value-type="float">
            <text:p>153</text:p>
          </table:table-cell>
          <table:table-cell table:style-name="ce18" table:formula="of:=[.D5]-([.D5]/100*[.F39])" office:value-type="currency" office:currency="EUR" office:value="388.789891312111" calcext:value-type="currency">
            <text:p>€ 388,79</text:p>
          </table:table-cell>
          <table:table-cell table:style-name="ce24" table:formula="of:=[.G5]+([.G5]/100*10)" office:value-type="currency" office:currency="EUR" office:value="427.668880443322" calcext:value-type="currency">
            <text:p>€ 427,67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office:value-type="float" office:value="336" calcext:value-type="float">
            <text:p>336</text:p>
          </table:table-cell>
          <table:table-cell table:style-name="ce15" office:value-type="currency" office:currency="EUR" office:value="1039.91" calcext:value-type="currency">
            <text:p>€ 1.039,91</text:p>
          </table:table-cell>
          <table:table-cell table:style-name="ce15" table:formula="of:=[.C6]/1.1" office:value-type="currency" office:currency="EUR" office:value="945.372727272727" calcext:value-type="currency">
            <text:p>€ 945,37</text:p>
          </table:table-cell>
          <table:table-cell table:style-name="ce21" office:value-type="currency" office:currency="EUR" office:value="1048.5" calcext:value-type="currency">
            <text:p>€ 1.048,50</text:p>
          </table:table-cell>
          <table:table-cell table:style-name="ce19" table:formula="of:=[.C40]/[.F36]*[.G6]+20" office:value-type="float" office:value="229.007006834114" calcext:value-type="float">
            <text:p>229</text:p>
          </table:table-cell>
          <table:table-cell table:style-name="ce18" table:formula="of:=[.D6]-([.D6]/100*[.F39])" office:value-type="currency" office:currency="EUR" office:value="609.023733730572" calcext:value-type="currency">
            <text:p>€ 609,02</text:p>
          </table:table-cell>
          <table:table-cell table:style-name="ce24" table:formula="of:=[.G6]+([.G6]/100*10)" office:value-type="currency" office:currency="EUR" office:value="669.926107103629" calcext:value-type="currency">
            <text:p>€ 669,93</text:p>
          </table:table-cell>
          <table:table-cell table:style-name="ce14"/>
          <table:table-cell table:style-name="ce15"/>
          <table:table-cell table:style-name="ce25"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361" calcext:value-type="float">
            <text:p>361</text:p>
          </table:table-cell>
          <table:table-cell table:style-name="ce15" office:value-type="currency" office:currency="EUR" office:value="1091.9" calcext:value-type="currency">
            <text:p>€ 1.091,90</text:p>
          </table:table-cell>
          <table:table-cell table:style-name="ce15" table:formula="of:=[.C7]/1.1" office:value-type="currency" office:currency="EUR" office:value="992.636363636364" calcext:value-type="currency">
            <text:p>€ 992,64</text:p>
          </table:table-cell>
          <table:table-cell table:style-name="ce15" office:value-type="currency" office:currency="EUR" office:value="1091.9" calcext:value-type="currency">
            <text:p>€ 1.091,90</text:p>
          </table:table-cell>
          <table:table-cell table:style-name="ce19" table:formula="of:=[.C40]/[.F36]*[.G7]+20" office:value-type="float" office:value="239.456251754641" calcext:value-type="float">
            <text:p>239</text:p>
          </table:table-cell>
          <table:table-cell table:style-name="ce18" table:formula="of:=[.D7]-([.D7]/100*[.F39])" office:value-type="currency" office:currency="EUR" office:value="639.471699339761" calcext:value-type="currency">
            <text:p>€ 639,47</text:p>
          </table:table-cell>
          <table:table-cell table:style-name="ce24" table:formula="of:=[.G7]+([.G7]/100*10)" office:value-type="currency" office:currency="EUR" office:value="703.418869273737" calcext:value-type="currency">
            <text:p>€ 703,42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247" calcext:value-type="float">
            <text:p>247</text:p>
          </table:table-cell>
          <table:table-cell table:style-name="ce15" office:value-type="currency" office:currency="EUR" office:value="746.7" calcext:value-type="currency">
            <text:p>€ 746,70</text:p>
          </table:table-cell>
          <table:table-cell table:style-name="ce15" table:formula="of:=[.C8]/1.1" office:value-type="currency" office:currency="EUR" office:value="678.818181818182" calcext:value-type="currency">
            <text:p>€ 678,82</text:p>
          </table:table-cell>
          <table:table-cell table:style-name="ce15" office:value-type="currency" office:currency="EUR" office:value="785.8" calcext:value-type="currency">
            <text:p>€ 785,80</text:p>
          </table:table-cell>
          <table:table-cell table:style-name="ce19" table:formula="of:=[.C40]/[.F36]*[.G8]+20" office:value-type="float" office:value="170.075998887435" calcext:value-type="float">
            <text:p>170</text:p>
          </table:table-cell>
          <table:table-cell table:style-name="ce18" table:formula="of:=[.D8]-([.D8]/100*[.F39])" office:value-type="currency" office:currency="EUR" office:value="437.305172540525" calcext:value-type="currency">
            <text:p>€ 437,31</text:p>
          </table:table-cell>
          <table:table-cell table:style-name="ce24" table:formula="of:=[.G8]+([.G8]/100*10)" office:value-type="currency" office:currency="EUR" office:value="481.035689794578" calcext:value-type="currency">
            <text:p>€ 481,04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70" calcext:value-type="float">
            <text:p>270</text:p>
          </table:table-cell>
          <table:table-cell table:style-name="ce15" office:value-type="currency" office:currency="EUR" office:value="527.18" calcext:value-type="currency">
            <text:p>€ 527,18</text:p>
          </table:table-cell>
          <table:table-cell table:style-name="ce15" table:formula="of:=[.C9]/1.1" office:value-type="currency" office:currency="EUR" office:value="479.254545454545" calcext:value-type="currency">
            <text:p>€ 479,25</text:p>
          </table:table-cell>
          <table:table-cell table:style-name="ce15" office:value-type="currency" office:currency="EUR" office:value="763.08" calcext:value-type="currency">
            <text:p>€ 763,08</text:p>
          </table:table-cell>
          <table:table-cell table:style-name="ce19" table:formula="of:=[.C40]/[.F36]*[.G9]+20" office:value-type="float" office:value="125.955624874083" calcext:value-type="float">
            <text:p>126</text:p>
          </table:table-cell>
          <table:table-cell table:style-name="ce18" table:formula="of:=[.D9]-([.D9]/100*[.F39])" office:value-type="currency" office:currency="EUR" office:value="308.743191187778" calcext:value-type="currency">
            <text:p>€ 308,74</text:p>
          </table:table-cell>
          <table:table-cell table:style-name="ce24" table:formula="of:=[.G9]+([.G9]/100*10)" office:value-type="currency" office:currency="EUR" office:value="339.617510306556" calcext:value-type="currency">
            <text:p>€ 339,62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224" calcext:value-type="float">
            <text:p>224</text:p>
          </table:table-cell>
          <table:table-cell table:style-name="ce15" office:value-type="currency" office:currency="EUR" office:value="452.88" calcext:value-type="currency">
            <text:p>€ 452,88</text:p>
          </table:table-cell>
          <table:table-cell table:style-name="ce15" table:formula="of:=[.C10]/1.1" office:value-type="currency" office:currency="EUR" office:value="411.709090909091" calcext:value-type="currency">
            <text:p>€ 411,71</text:p>
          </table:table-cell>
          <table:table-cell table:style-name="ce15" office:value-type="currency" office:currency="EUR" office:value="629.41" calcext:value-type="currency">
            <text:p>€ 629,41</text:p>
          </table:table-cell>
          <table:table-cell table:style-name="ce19" table:formula="of:=[.C40]/[.F36]*[.G10]+20" office:value-type="float" office:value="111.022389682793" calcext:value-type="float">
            <text:p>111</text:p>
          </table:table-cell>
          <table:table-cell table:style-name="ce18" table:formula="of:=[.D10]-([.D10]/100*[.F39])" office:value-type="currency" office:currency="EUR" office:value="265.229364591072" calcext:value-type="currency">
            <text:p>€ 265,23</text:p>
          </table:table-cell>
          <table:table-cell table:style-name="ce24" table:formula="of:=[.G10]+([.G10]/100*10)" office:value-type="currency" office:currency="EUR" office:value="291.752301050179" calcext:value-type="currency">
            <text:p>€ 291,75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float" office:value="253" calcext:value-type="float">
            <text:p>253</text:p>
          </table:table-cell>
          <table:table-cell table:style-name="ce15" office:value-type="currency" office:currency="EUR" office:value="612.41" calcext:value-type="currency">
            <text:p>€ 612,41</text:p>
          </table:table-cell>
          <table:table-cell table:style-name="ce15" table:formula="of:=[.C11]/1.1" office:value-type="currency" office:currency="EUR" office:value="556.736363636364" calcext:value-type="currency">
            <text:p>€ 556,74</text:p>
          </table:table-cell>
          <table:table-cell table:style-name="ce15" office:value-type="currency" office:currency="EUR" office:value="759.88" calcext:value-type="currency">
            <text:p>€ 759,88</text:p>
          </table:table-cell>
          <table:table-cell table:style-name="ce19" table:formula="of:=[.C40]/[.F36]*[.G11]+20" office:value-type="float" office:value="143.085633425277" calcext:value-type="float">
            <text:p>143</text:p>
          </table:table-cell>
          <table:table-cell table:style-name="ce18" table:formula="of:=[.D11]-([.D11]/100*[.F39])" office:value-type="currency" office:currency="EUR" office:value="358.658176932561" calcext:value-type="currency">
            <text:p>€ 358,66</text:p>
          </table:table-cell>
          <table:table-cell table:style-name="ce24" table:formula="of:=[.G11]+([.G11]/100*10)" office:value-type="currency" office:currency="EUR" office:value="394.523994625817" calcext:value-type="currency">
            <text:p>€ 394,52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float" office:value="261" calcext:value-type="float">
            <text:p>261</text:p>
          </table:table-cell>
          <table:table-cell table:style-name="ce15" office:value-type="currency" office:currency="EUR" office:value="626.14" calcext:value-type="currency">
            <text:p>€ 626,14</text:p>
          </table:table-cell>
          <table:table-cell table:style-name="ce15" table:formula="of:=[.C12]/1.1" office:value-type="currency" office:currency="EUR" office:value="569.218181818182" calcext:value-type="currency">
            <text:p>€ 569,22</text:p>
          </table:table-cell>
          <table:table-cell table:style-name="ce15" office:value-type="currency" office:currency="EUR" office:value="765.35" calcext:value-type="currency">
            <text:p>€ 765,35</text:p>
          </table:table-cell>
          <table:table-cell table:style-name="ce19" table:formula="of:=[.C40]/[.F36]*[.G12]+20" office:value-type="float" office:value="145.845166657799" calcext:value-type="float">
            <text:p>146</text:p>
          </table:table-cell>
          <table:table-cell table:style-name="ce18" table:formula="of:=[.D12]-([.D12]/100*[.F39])" office:value-type="currency" office:currency="EUR" office:value="366.69915727136" calcext:value-type="currency">
            <text:p>€ 366,70</text:p>
          </table:table-cell>
          <table:table-cell table:style-name="ce24" table:formula="of:=[.G12]+([.G12]/100*10)" office:value-type="currency" office:currency="EUR" office:value="403.369072998496" calcext:value-type="currency">
            <text:p>€ 403,37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330" calcext:value-type="float">
            <text:p>330</text:p>
          </table:table-cell>
          <table:table-cell table:style-name="ce15" office:value-type="currency" office:currency="EUR" office:value="967.74" calcext:value-type="currency">
            <text:p>€ 967,74</text:p>
          </table:table-cell>
          <table:table-cell table:style-name="ce15" table:formula="of:=[.C13]/1.1" office:value-type="currency" office:currency="EUR" office:value="879.763636363636" calcext:value-type="currency">
            <text:p>€ 879,76</text:p>
          </table:table-cell>
          <table:table-cell table:style-name="ce15" office:value-type="currency" office:currency="EUR" office:value="996.32" calcext:value-type="currency">
            <text:p>€ 996,32</text:p>
          </table:table-cell>
          <table:table-cell table:style-name="ce19" table:formula="of:=[.C40]/[.F36]*[.G13]+20" office:value-type="float" office:value="214.501871117352" calcext:value-type="float">
            <text:p>215</text:p>
          </table:table-cell>
          <table:table-cell table:style-name="ce18" table:formula="of:=[.D13]-([.D13]/100*[.F39])" office:value-type="currency" office:currency="EUR" office:value="566.757342539665" calcext:value-type="currency">
            <text:p>€ 566,76</text:p>
          </table:table-cell>
          <table:table-cell table:style-name="ce24" table:formula="of:=[.G13]+([.G13]/100*10)" office:value-type="currency" office:currency="EUR" office:value="623.433076793632" calcext:value-type="currency">
            <text:p>€ 623,43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float" office:value="302" calcext:value-type="float">
            <text:p>302</text:p>
          </table:table-cell>
          <table:table-cell table:style-name="ce15" office:value-type="currency" office:currency="EUR" office:value="911.2" calcext:value-type="currency">
            <text:p>€ 911,20</text:p>
          </table:table-cell>
          <table:table-cell table:style-name="ce15" table:formula="of:=[.C14]/1.1" office:value-type="currency" office:currency="EUR" office:value="828.363636363636" calcext:value-type="currency">
            <text:p>€ 828,36</text:p>
          </table:table-cell>
          <table:table-cell table:style-name="ce15" office:value-type="currency" office:currency="EUR" office:value="911.2" calcext:value-type="currency">
            <text:p>€ 911,20</text:p>
          </table:table-cell>
          <table:table-cell table:style-name="ce19" table:formula="of:=[.C40]/[.F36]*[.G14]+20" office:value-type="float" office:value="203.138141403818" calcext:value-type="float">
            <text:p>203</text:p>
          </table:table-cell>
          <table:table-cell table:style-name="ce18" table:formula="of:=[.D14]-([.D14]/100*[.F39])" office:value-type="currency" office:currency="EUR" office:value="533.644667495549" calcext:value-type="currency">
            <text:p>€ 533,64</text:p>
          </table:table-cell>
          <table:table-cell table:style-name="ce24" table:formula="of:=[.G14]+([.G14]/100*10)" office:value-type="currency" office:currency="EUR" office:value="587.009134245104" calcext:value-type="currency">
            <text:p>€ 587,01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float" office:value="240" calcext:value-type="float">
            <text:p>240</text:p>
          </table:table-cell>
          <table:table-cell table:style-name="ce15" office:value-type="currency" office:currency="EUR" office:value="439.59" calcext:value-type="currency">
            <text:p>€ 439,59</text:p>
          </table:table-cell>
          <table:table-cell table:style-name="ce15" table:formula="of:=[.C15]/1.1" office:value-type="currency" office:currency="EUR" office:value="399.627272727273" calcext:value-type="currency">
            <text:p>€ 399,63</text:p>
          </table:table-cell>
          <table:table-cell table:style-name="ce15" office:value-type="currency" office:currency="EUR" office:value="679.33" calcext:value-type="currency">
            <text:p>€ 679,33</text:p>
          </table:table-cell>
          <table:table-cell table:style-name="ce19" table:formula="of:=[.C40]/[.F36]*[.G15]+20" office:value-type="float" office:value="108.35129014454" calcext:value-type="float">
            <text:p>108</text:p>
          </table:table-cell>
          <table:table-cell table:style-name="ce18" table:formula="of:=[.D15]-([.D15]/100*[.F39])" office:value-type="currency" office:currency="EUR" office:value="257.446070439386" calcext:value-type="currency">
            <text:p>€ 257,45</text:p>
          </table:table-cell>
          <table:table-cell table:style-name="ce24" table:formula="of:=[.G15]+([.G15]/100*10)" office:value-type="currency" office:currency="EUR" office:value="283.190677483325" calcext:value-type="currency">
            <text:p>€ 283,19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float" office:value="244" calcext:value-type="float">
            <text:p>244</text:p>
          </table:table-cell>
          <table:table-cell table:style-name="ce15" office:value-type="currency" office:currency="EUR" office:value="428.63" calcext:value-type="currency">
            <text:p>€ 428,63</text:p>
          </table:table-cell>
          <table:table-cell table:style-name="ce15" table:formula="of:=[.C16]/1.1" office:value-type="currency" office:currency="EUR" office:value="389.663636363636" calcext:value-type="currency">
            <text:p>€ 389,66</text:p>
          </table:table-cell>
          <table:table-cell table:style-name="ce15" office:value-type="currency" office:currency="EUR" office:value="617.4" calcext:value-type="currency">
            <text:p>€ 617,40</text:p>
          </table:table-cell>
          <table:table-cell table:style-name="ce19" table:formula="of:=[.C40]/[.F36]*[.G16]+20" office:value-type="float" office:value="106.148487214573" calcext:value-type="float">
            <text:p>106</text:p>
          </table:table-cell>
          <table:table-cell table:style-name="ce18" table:formula="of:=[.D16]-([.D16]/100*[.F39])" office:value-type="currency" office:currency="EUR" office:value="251.027341778553" calcext:value-type="currency">
            <text:p>€ 251,03</text:p>
          </table:table-cell>
          <table:table-cell table:style-name="ce24" table:formula="of:=[.G16]+([.G16]/100*10)" office:value-type="currency" office:currency="EUR" office:value="276.130075956408" calcext:value-type="currency">
            <text:p>€ 276,13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float" office:value="197" calcext:value-type="float">
            <text:p>197</text:p>
          </table:table-cell>
          <table:table-cell table:style-name="ce15" office:value-type="currency" office:currency="EUR" office:value="497.89" calcext:value-type="currency">
            <text:p>€ 497,89</text:p>
          </table:table-cell>
          <table:table-cell table:style-name="ce15" table:formula="of:=[.C17]/1.1" office:value-type="currency" office:currency="EUR" office:value="452.627272727273" calcext:value-type="currency">
            <text:p>€ 452,63</text:p>
          </table:table-cell>
          <table:table-cell table:style-name="ce15" office:value-type="currency" office:currency="EUR" office:value="632.96" calcext:value-type="currency">
            <text:p>€ 632,96</text:p>
          </table:table-cell>
          <table:table-cell table:style-name="ce19" table:formula="of:=[.C40]/[.F36]*[.G17]+20" office:value-type="float" office:value="120.068754635148" calcext:value-type="float">
            <text:p>120</text:p>
          </table:table-cell>
          <table:table-cell table:style-name="ce18" table:formula="of:=[.D17]-([.D17]/100*[.F39])" office:value-type="currency" office:currency="EUR" office:value="291.589490231957" calcext:value-type="currency">
            <text:p>€ 291,59</text:p>
          </table:table-cell>
          <table:table-cell table:style-name="ce24" table:formula="of:=[.G17]+([.G17]/100*10)" office:value-type="currency" office:currency="EUR" office:value="320.748439255152" calcext:value-type="currency">
            <text:p>€ 320,75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float" office:value="239" calcext:value-type="float">
            <text:p>239</text:p>
          </table:table-cell>
          <table:table-cell table:style-name="ce15" office:value-type="currency" office:currency="EUR" office:value="574.02" calcext:value-type="currency">
            <text:p>€ 574,02</text:p>
          </table:table-cell>
          <table:table-cell table:style-name="ce15" table:formula="of:=[.C18]/1.1" office:value-type="currency" office:currency="EUR" office:value="521.836363636364" calcext:value-type="currency">
            <text:p>€ 521,84</text:p>
          </table:table-cell>
          <table:table-cell table:style-name="ce15" office:value-type="currency" office:currency="EUR" office:value="747.98" calcext:value-type="currency">
            <text:p>€ 747,98</text:p>
          </table:table-cell>
          <table:table-cell table:style-name="ce19" table:formula="of:=[.C40]/[.F36]*[.G18]+20" office:value-type="float" office:value="135.369793600329" calcext:value-type="float">
            <text:p>135</text:p>
          </table:table-cell>
          <table:table-cell table:style-name="ce18" table:formula="of:=[.D18]-([.D18]/100*[.F39])" office:value-type="currency" office:currency="EUR" office:value="336.175057106887" calcext:value-type="currency">
            <text:p>€ 336,18</text:p>
          </table:table-cell>
          <table:table-cell table:style-name="ce24" table:formula="of:=[.G18]+([.G18]/100*10)" office:value-type="currency" office:currency="EUR" office:value="369.792562817575" calcext:value-type="currency">
            <text:p>€ 369,79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float" office:value="246" calcext:value-type="float">
            <text:p>246</text:p>
          </table:table-cell>
          <table:table-cell table:style-name="ce15" office:value-type="currency" office:currency="EUR" office:value="513.37" calcext:value-type="currency">
            <text:p>€ 513,37</text:p>
          </table:table-cell>
          <table:table-cell table:style-name="ce15" table:formula="of:=[.C19]/1.1" office:value-type="currency" office:currency="EUR" office:value="466.7" calcext:value-type="currency">
            <text:p>€ 466,70</text:p>
          </table:table-cell>
          <table:table-cell table:style-name="ce15" office:value-type="currency" office:currency="EUR" office:value="660.34" calcext:value-type="currency">
            <text:p>€ 660,34</text:p>
          </table:table-cell>
          <table:table-cell table:style-name="ce19" table:formula="of:=[.C40]/[.F36]*[.G19]+20" office:value-type="float" office:value="123.180012788058" calcext:value-type="float">
            <text:p>123</text:p>
          </table:table-cell>
          <table:table-cell table:style-name="ce18" table:formula="of:=[.D19]-([.D19]/100*[.F39])" office:value-type="currency" office:currency="EUR" office:value="300.655358814958" calcext:value-type="currency">
            <text:p>€ 300,66</text:p>
          </table:table-cell>
          <table:table-cell table:style-name="ce24" table:formula="of:=[.G19]+([.G19]/100*10)" office:value-type="currency" office:currency="EUR" office:value="330.720894696454" calcext:value-type="currency">
            <text:p>€ 330,72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float" office:value="303" calcext:value-type="float">
            <text:p>303</text:p>
          </table:table-cell>
          <table:table-cell table:style-name="ce15" office:value-type="currency" office:currency="EUR" office:value="879.6" calcext:value-type="currency">
            <text:p>€ 879,60</text:p>
          </table:table-cell>
          <table:table-cell table:style-name="ce15" table:formula="of:=[.C20]/1.1" office:value-type="currency" office:currency="EUR" office:value="799.636363636364" calcext:value-type="currency">
            <text:p>€ 799,64</text:p>
          </table:table-cell>
          <table:table-cell table:style-name="ce15" office:value-type="currency" office:currency="EUR" office:value="879.6" calcext:value-type="currency">
            <text:p>€ 879,60</text:p>
          </table:table-cell>
          <table:table-cell table:style-name="ce19" table:formula="of:=[.C40]/[.F36]*[.G20]+20" office:value-type="float" office:value="196.786994269972" calcext:value-type="float">
            <text:p>197</text:p>
          </table:table-cell>
          <table:table-cell table:style-name="ce18" table:formula="of:=[.D20]-([.D20]/100*[.F39])" office:value-type="currency" office:currency="EUR" office:value="515.138114057381" calcext:value-type="currency">
            <text:p>€ 515,14</text:p>
          </table:table-cell>
          <table:table-cell table:style-name="ce24" table:formula="of:=[.G20]+([.G20]/100*10)" office:value-type="currency" office:currency="EUR" office:value="566.651925463119" calcext:value-type="currency">
            <text:p>€ 566,65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float" office:value="319" calcext:value-type="float">
            <text:p>319</text:p>
          </table:table-cell>
          <table:table-cell table:style-name="ce15" office:value-type="currency" office:currency="EUR" office:value="954.8" calcext:value-type="currency">
            <text:p>€ 954,80</text:p>
          </table:table-cell>
          <table:table-cell table:style-name="ce15" table:formula="of:=[.C21]/1.1" office:value-type="currency" office:currency="EUR" office:value="868" calcext:value-type="currency">
            <text:p>€ 868,00</text:p>
          </table:table-cell>
          <table:table-cell table:style-name="ce15" office:value-type="currency" office:currency="EUR" office:value="954.8" calcext:value-type="currency">
            <text:p>€ 954,80</text:p>
          </table:table-cell>
          <table:table-cell table:style-name="ce19" table:formula="of:=[.C40]/[.F36]*[.G21]+20" office:value-type="float" office:value="211.901116563176" calcext:value-type="float">
            <text:p>212</text:p>
          </table:table-cell>
          <table:table-cell table:style-name="ce18" table:formula="of:=[.D21]-([.D21]/100*[.F39])" office:value-type="currency" office:currency="EUR" office:value="559.17902603682" calcext:value-type="currency">
            <text:p>€ 559,18</text:p>
          </table:table-cell>
          <table:table-cell table:style-name="ce24" table:formula="of:=[.G21]+([.G21]/100*10)" office:value-type="currency" office:currency="EUR" office:value="615.096928640502" calcext:value-type="currency">
            <text:p>€ 615,10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currency" office:currency="EUR" office:value="0" calcext:value-type="currency">
            <text:p>€ 0,00</text:p>
          </table:table-cell>
          <table:table-cell table:style-name="ce15" table:formula="of:=[.C22]/1.1" office:value-type="currency" office:currency="EUR" office:value="0" calcext:value-type="currency">
            <text:p>€ 0,00</text:p>
          </table:table-cell>
          <table:table-cell table:style-name="ce15" office:value-type="currency" office:currency="EUR" office:value="0" calcext:value-type="currency">
            <text:p>€ 0,00</text:p>
          </table:table-cell>
          <table:table-cell table:style-name="ce19" office:value-type="float" office:value="0" calcext:value-type="float">
            <text:p>0</text:p>
          </table:table-cell>
          <table:table-cell table:style-name="ce18" table:formula="of:=[.D22]-([.D22]/100*[.F39])" office:value-type="currency" office:currency="EUR" office:value="0" calcext:value-type="currency">
            <text:p>€ 0,00</text:p>
          </table:table-cell>
          <table:table-cell table:style-name="ce24" table:formula="of:=[.G22]+([.G22]/100*10)" office:value-type="currency" office:currency="EUR" office:value="0" calcext:value-type="currency">
            <text:p>€ 0,00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float" office:value="223" calcext:value-type="float">
            <text:p>223</text:p>
          </table:table-cell>
          <table:table-cell table:style-name="ce15" office:value-type="currency" office:currency="EUR" office:value="469.54" calcext:value-type="currency">
            <text:p>€ 469,54</text:p>
          </table:table-cell>
          <table:table-cell table:style-name="ce15" table:formula="of:=[.C23]/1.1" office:value-type="currency" office:currency="EUR" office:value="426.854545454545" calcext:value-type="currency">
            <text:p>€ 426,85</text:p>
          </table:table-cell>
          <table:table-cell table:style-name="ce15" office:value-type="currency" office:currency="EUR" office:value="633.49" calcext:value-type="currency">
            <text:p>€ 633,49</text:p>
          </table:table-cell>
          <table:table-cell table:style-name="ce19" table:formula="of:=[.C40]/[.F36]*[.G23]+20" office:value-type="float" office:value="114.370810924878" calcext:value-type="float">
            <text:p>114</text:p>
          </table:table-cell>
          <table:table-cell table:style-name="ce18" table:formula="of:=[.D23]-([.D23]/100*[.F39])" office:value-type="currency" office:currency="EUR" office:value="274.986300675878" calcext:value-type="currency">
            <text:p>€ 274,99</text:p>
          </table:table-cell>
          <table:table-cell table:style-name="ce24" table:formula="of:=[.G23]+([.G23]/100*10)" office:value-type="currency" office:currency="EUR" office:value="302.484930743466" calcext:value-type="currency">
            <text:p>€ 302,48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float" office:value="258" calcext:value-type="float">
            <text:p>258</text:p>
          </table:table-cell>
          <table:table-cell table:style-name="ce15" office:value-type="currency" office:currency="EUR" office:value="522.68" calcext:value-type="currency">
            <text:p>€ 522,68</text:p>
          </table:table-cell>
          <table:table-cell table:style-name="ce15" table:formula="of:=[.C24]/1.1" office:value-type="currency" office:currency="EUR" office:value="475.163636363636" calcext:value-type="currency">
            <text:p>€ 475,16</text:p>
          </table:table-cell>
          <table:table-cell table:style-name="ce15" office:value-type="currency" office:currency="EUR" office:value="715.75" calcext:value-type="currency">
            <text:p>€ 715,75</text:p>
          </table:table-cell>
          <table:table-cell table:style-name="ce19" table:formula="of:=[.C40]/[.F36]*[.G24]+20" office:value-type="float" office:value="125.051189364517" calcext:value-type="float">
            <text:p>125</text:p>
          </table:table-cell>
          <table:table-cell table:style-name="ce18" table:formula="of:=[.D24]-([.D24]/100*[.F39])" office:value-type="currency" office:currency="EUR" office:value="306.107764274115" calcext:value-type="currency">
            <text:p>€ 306,11</text:p>
          </table:table-cell>
          <table:table-cell table:style-name="ce24" table:formula="of:=[.G24]+([.G24]/100*10)" office:value-type="currency" office:currency="EUR" office:value="336.718540701527" calcext:value-type="currency">
            <text:p>€ 336,72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float" office:value="240" calcext:value-type="float">
            <text:p>240</text:p>
          </table:table-cell>
          <table:table-cell table:style-name="ce15" office:value-type="currency" office:currency="EUR" office:value="578.21" calcext:value-type="currency">
            <text:p>€ 578,21</text:p>
          </table:table-cell>
          <table:table-cell table:style-name="ce15" table:formula="of:=[.C25]/1.1" office:value-type="currency" office:currency="EUR" office:value="525.645454545455" calcext:value-type="currency">
            <text:p>€ 525,65</text:p>
          </table:table-cell>
          <table:table-cell table:style-name="ce15" office:value-type="currency" office:currency="EUR" office:value="734.84" calcext:value-type="currency">
            <text:p>€ 734,84</text:p>
          </table:table-cell>
          <table:table-cell table:style-name="ce19" table:formula="of:=[.C40]/[.F36]*[.G25]+20" office:value-type="float" office:value="136.21192355257" calcext:value-type="float">
            <text:p>136</text:p>
          </table:table-cell>
          <table:table-cell table:style-name="ce18" table:formula="of:=[.D25]-([.D25]/100*[.F39])" office:value-type="currency" office:currency="EUR" office:value="338.62893238872" calcext:value-type="currency">
            <text:p>€ 338,63</text:p>
          </table:table-cell>
          <table:table-cell table:style-name="ce24" table:formula="of:=[.G25]+([.G25]/100*10)" office:value-type="currency" office:currency="EUR" office:value="372.491825627592" calcext:value-type="currency">
            <text:p>€ 372,49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float" office:value="287" calcext:value-type="float">
            <text:p>287</text:p>
          </table:table-cell>
          <table:table-cell table:style-name="ce15" office:value-type="currency" office:currency="EUR" office:value="602.96" calcext:value-type="currency">
            <text:p>€ 602,96</text:p>
          </table:table-cell>
          <table:table-cell table:style-name="ce15" table:formula="of:=[.C26]/1.1" office:value-type="currency" office:currency="EUR" office:value="548.145454545455" calcext:value-type="currency">
            <text:p>€ 548,15</text:p>
          </table:table-cell>
          <table:table-cell table:style-name="ce15" office:value-type="currency" office:currency="EUR" office:value="765.4" calcext:value-type="currency">
            <text:p>€ 765,40</text:p>
          </table:table-cell>
          <table:table-cell table:style-name="ce19" table:formula="of:=[.C40]/[.F36]*[.G26]+20" office:value-type="float" office:value="141.186318855187" calcext:value-type="float">
            <text:p>141</text:p>
          </table:table-cell>
          <table:table-cell table:style-name="ce18" table:formula="of:=[.D26]-([.D26]/100*[.F39])" office:value-type="currency" office:currency="EUR" office:value="353.123780413868" calcext:value-type="currency">
            <text:p>€ 353,12</text:p>
          </table:table-cell>
          <table:table-cell table:style-name="ce24" table:formula="of:=[.G26]+([.G26]/100*10)" office:value-type="currency" office:currency="EUR" office:value="388.436158455255" calcext:value-type="currency">
            <text:p>€ 388,44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float" office:value="280" calcext:value-type="float">
            <text:p>280</text:p>
          </table:table-cell>
          <table:table-cell table:style-name="ce15" office:value-type="currency" office:currency="EUR" office:value="842.4" calcext:value-type="currency">
            <text:p>€ 842,40</text:p>
          </table:table-cell>
          <table:table-cell table:style-name="ce15" table:formula="of:=[.C27]/1.1" office:value-type="currency" office:currency="EUR" office:value="765.818181818182" calcext:value-type="currency">
            <text:p>€ 765,82</text:p>
          </table:table-cell>
          <table:table-cell table:style-name="ce15" office:value-type="currency" office:currency="EUR" office:value="842.4" calcext:value-type="currency">
            <text:p>€ 842,40</text:p>
          </table:table-cell>
          <table:table-cell table:style-name="ce19" table:formula="of:=[.C40]/[.F36]*[.G27]+20" office:value-type="float" office:value="189.310327390887" calcext:value-type="float">
            <text:p>189</text:p>
          </table:table-cell>
          <table:table-cell table:style-name="ce18" table:formula="of:=[.D27]-([.D27]/100*[.F39])" office:value-type="currency" office:currency="EUR" office:value="493.351918237764" calcext:value-type="currency">
            <text:p>€ 493,35</text:p>
          </table:table-cell>
          <table:table-cell table:style-name="ce24" table:formula="of:=[.G27]+([.G27]/100*10)" office:value-type="currency" office:currency="EUR" office:value="542.687110061541" calcext:value-type="currency">
            <text:p>€ 542,69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float" office:value="301" calcext:value-type="float">
            <text:p>301</text:p>
          </table:table-cell>
          <table:table-cell table:style-name="ce15" office:value-type="currency" office:currency="EUR" office:value="892.9" calcext:value-type="currency">
            <text:p>€ 892,90</text:p>
          </table:table-cell>
          <table:table-cell table:style-name="ce15" table:formula="of:=[.C28]/1.1" office:value-type="currency" office:currency="EUR" office:value="811.727272727273" calcext:value-type="currency">
            <text:p>€ 811,73</text:p>
          </table:table-cell>
          <table:table-cell table:style-name="ce15" office:value-type="currency" office:currency="EUR" office:value="892.8" calcext:value-type="currency">
            <text:p>€ 892,80</text:p>
          </table:table-cell>
          <table:table-cell table:style-name="ce19" table:formula="of:=[.C40]/[.F36]*[.G28]+20" office:value-type="float" office:value="199.460103664914" calcext:value-type="float">
            <text:p>199</text:p>
          </table:table-cell>
          <table:table-cell table:style-name="ce18" table:formula="of:=[.D28]-([.D28]/100*[.F39])" office:value-type="currency" office:currency="EUR" office:value="522.927264713319" calcext:value-type="currency">
            <text:p>€ 522,93</text:p>
          </table:table-cell>
          <table:table-cell table:style-name="ce24" table:formula="of:=[.G28]+([.G28]/100*10)" office:value-type="currency" office:currency="EUR" office:value="575.219991184651" calcext:value-type="currency">
            <text:p>€ 575,22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float" office:value="239" calcext:value-type="float">
            <text:p>239</text:p>
          </table:table-cell>
          <table:table-cell table:style-name="ce15" office:value-type="currency" office:currency="EUR" office:value="521.89" calcext:value-type="currency">
            <text:p>€ 521,89</text:p>
          </table:table-cell>
          <table:table-cell table:style-name="ce15" table:formula="of:=[.C29]/1.1" office:value-type="currency" office:currency="EUR" office:value="474.445454545455" calcext:value-type="currency">
            <text:p>€ 474,45</text:p>
          </table:table-cell>
          <table:table-cell table:style-name="ce15" office:value-type="currency" office:currency="EUR" office:value="720.67" calcext:value-type="currency">
            <text:p>€ 720,67</text:p>
          </table:table-cell>
          <table:table-cell table:style-name="ce19" table:formula="of:=[.C40]/[.F36]*[.G29]+20" office:value-type="float" office:value="124.892410686171" calcext:value-type="float">
            <text:p>125</text:p>
          </table:table-cell>
          <table:table-cell table:style-name="ce18" table:formula="of:=[.D29]-([.D29]/100*[.F39])" office:value-type="currency" office:currency="EUR" office:value="305.645100438161" calcext:value-type="currency">
            <text:p>€ 305,65</text:p>
          </table:table-cell>
          <table:table-cell table:style-name="ce24" table:formula="of:=[.G29]+([.G29]/100*10)" office:value-type="currency" office:currency="EUR" office:value="336.209610481977" calcext:value-type="currency">
            <text:p>€ 336,21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float" office:value="251" calcext:value-type="float">
            <text:p>251</text:p>
          </table:table-cell>
          <table:table-cell table:style-name="ce15" office:value-type="currency" office:currency="EUR" office:value="460.53" calcext:value-type="currency">
            <text:p>€ 460,53</text:p>
          </table:table-cell>
          <table:table-cell table:style-name="ce15" table:formula="of:=[.C30]/1.1" office:value-type="currency" office:currency="EUR" office:value="418.663636363636" calcext:value-type="currency">
            <text:p>€ 418,66</text:p>
          </table:table-cell>
          <table:table-cell table:style-name="ce15" office:value-type="currency" office:currency="EUR" office:value="580.54" calcext:value-type="currency">
            <text:p>€ 580,54</text:p>
          </table:table-cell>
          <table:table-cell table:style-name="ce19" table:formula="of:=[.C40]/[.F36]*[.G30]+20" office:value-type="float" office:value="112.559930049057" calcext:value-type="float">
            <text:p>113</text:p>
          </table:table-cell>
          <table:table-cell table:style-name="ce18" table:formula="of:=[.D30]-([.D30]/100*[.F39])" office:value-type="currency" office:currency="EUR" office:value="269.709590344299" calcext:value-type="currency">
            <text:p>€ 269,71</text:p>
          </table:table-cell>
          <table:table-cell table:style-name="ce24" table:formula="of:=[.G30]+([.G30]/100*10)" office:value-type="currency" office:currency="EUR" office:value="296.680549378729" calcext:value-type="currency">
            <text:p>€ 296,68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float" office:value="255" calcext:value-type="float">
            <text:p>255</text:p>
          </table:table-cell>
          <table:table-cell table:style-name="ce15" office:value-type="currency" office:currency="EUR" office:value="500.36" calcext:value-type="currency">
            <text:p>€ 500,36</text:p>
          </table:table-cell>
          <table:table-cell table:style-name="ce15" table:formula="of:=[.C31]/1.1" office:value-type="currency" office:currency="EUR" office:value="454.872727272727" calcext:value-type="currency">
            <text:p>€ 454,87</text:p>
          </table:table-cell>
          <table:table-cell table:style-name="ce15" office:value-type="currency" office:currency="EUR" office:value="719.97" calcext:value-type="currency">
            <text:p>€ 719,97</text:p>
          </table:table-cell>
          <table:table-cell table:style-name="ce19" table:formula="of:=[.C40]/[.F36]*[.G31]+20" office:value-type="float" office:value="120.565189237066" calcext:value-type="float">
            <text:p>121</text:p>
          </table:table-cell>
          <table:table-cell table:style-name="ce18" table:formula="of:=[.D31]-([.D31]/100*[.F39])" office:value-type="currency" office:currency="EUR" office:value="293.036046782345" calcext:value-type="currency">
            <text:p>€ 293,04</text:p>
          </table:table-cell>
          <table:table-cell table:style-name="ce24" table:formula="of:=[.G31]+([.G31]/100*10)" office:value-type="currency" office:currency="EUR" office:value="322.33965146058" calcext:value-type="currency">
            <text:p>€ 322,34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float" office:value="253" calcext:value-type="float">
            <text:p>253</text:p>
          </table:table-cell>
          <table:table-cell table:style-name="ce15" office:value-type="currency" office:currency="EUR" office:value="506.75" calcext:value-type="currency">
            <text:p>€ 506,75</text:p>
          </table:table-cell>
          <table:table-cell table:style-name="ce15" table:formula="of:=[.C32]/1.1" office:value-type="currency" office:currency="EUR" office:value="460.681818181818" calcext:value-type="currency">
            <text:p>€ 460,68</text:p>
          </table:table-cell>
          <table:table-cell table:style-name="ce15" office:value-type="currency" office:currency="EUR" office:value="744.03" calcext:value-type="currency">
            <text:p>€ 744,03</text:p>
          </table:table-cell>
          <table:table-cell table:style-name="ce19" table:formula="of:=[.C40]/[.F36]*[.G32]+20" office:value-type="float" office:value="121.849487660651" calcext:value-type="float">
            <text:p>122</text:p>
          </table:table-cell>
          <table:table-cell table:style-name="ce18" table:formula="of:=[.D32]-([.D32]/100*[.F39])" office:value-type="currency" office:currency="EUR" office:value="296.778352999747" calcext:value-type="currency">
            <text:p>€ 296,78</text:p>
          </table:table-cell>
          <table:table-cell table:style-name="ce24" table:formula="of:=[.G32]+([.G32]/100*10)" office:value-type="currency" office:currency="EUR" office:value="326.456188299722" calcext:value-type="currency">
            <text:p>€ 326,46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float" office:value="268" calcext:value-type="float">
            <text:p>268</text:p>
          </table:table-cell>
          <table:table-cell table:style-name="ce15" office:value-type="currency" office:currency="EUR" office:value="601.88" calcext:value-type="currency">
            <text:p>€ 601,88</text:p>
          </table:table-cell>
          <table:table-cell table:style-name="ce15" table:formula="of:=[.C33]/1.1" office:value-type="currency" office:currency="EUR" office:value="547.163636363636" calcext:value-type="currency">
            <text:p>€ 547,16</text:p>
          </table:table-cell>
          <table:table-cell table:style-name="ce15" office:value-type="currency" office:currency="EUR" office:value="744.82" calcext:value-type="currency">
            <text:p>€ 744,82</text:p>
          </table:table-cell>
          <table:table-cell table:style-name="ce19" table:formula="of:=[.C40]/[.F36]*[.G33]+20" office:value-type="float" office:value="140.969254332891" calcext:value-type="float">
            <text:p>141</text:p>
          </table:table-cell>
          <table:table-cell table:style-name="ce18" table:formula="of:=[.D33]-([.D33]/100*[.F39])" office:value-type="currency" office:currency="EUR" office:value="352.491277954589" calcext:value-type="currency">
            <text:p>€ 352,49</text:p>
          </table:table-cell>
          <table:table-cell table:style-name="ce24" table:formula="of:=[.G33]+([.G33]/100*10)" office:value-type="currency" office:currency="EUR" office:value="387.740405750048" calcext:value-type="currency">
            <text:p>€ 387,74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1" office:value-type="string" calcext:value-type="string">
            <text:p>TOTALE</text:p>
          </table:table-cell>
          <table:table-cell table:style-name="ce12" table:formula="of:=SUM([.B3:.B33])" office:value-type="float" office:value="7758" calcext:value-type="float">
            <text:p>7758</text:p>
          </table:table-cell>
          <table:table-cell table:style-name="ce15" table:formula="of:=SUM([.C3:.C33])" office:value-type="currency" office:currency="EUR" office:value="19182.45" calcext:value-type="currency">
            <text:p>€ 19.182,45</text:p>
          </table:table-cell>
          <table:table-cell table:style-name="ce15" table:formula="of:=[.C34]/1.1" office:value-type="currency" office:currency="EUR" office:value="17438.5909090909" calcext:value-type="currency">
            <text:p>€ 17.438,59</text:p>
          </table:table-cell>
          <table:table-cell table:style-name="ce15" table:formula="of:=SUM([.E3:.E33])" office:value-type="currency" office:currency="EUR" office:value="22605.97" calcext:value-type="currency">
            <text:p>€ 22.605,97</text:p>
          </table:table-cell>
          <table:table-cell table:style-name="ce19" table:formula="of:=SUM([.F3:.F33])" office:value-type="float" office:value="4435.39754233063" calcext:value-type="float">
            <text:p>4435</text:p>
          </table:table-cell>
          <table:table-cell table:style-name="ce15" table:formula="of:=SUM([.G3:.G33])" office:value-type="currency" office:currency="EUR" office:value="11234.21" calcext:value-type="currency">
            <text:p>€ 11.234,21</text:p>
          </table:table-cell>
          <table:table-cell table:style-name="ce15" table:formula="of:=SUM([.H3:.H33])" office:value-type="currency" office:currency="EUR" office:value="12357.631" calcext:value-type="currency">
            <text:p>€ 12.357,63</text:p>
          </table:table-cell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number-columns-repeated="6"/>
          <table:table-cell table:style-name="ce23" table:number-columns-repeated="2"/>
          <table:table-cell table:style-name="ce14" table:number-columns-repeated="2"/>
          <table:table-cell table:style-name="ce25" table:number-columns-repeated="1014"/>
        </table:table-row>
        <table:table-row table:style-name="ro1">
          <table:table-cell table:style-name="ce5" office:value-type="string" calcext:value-type="string" table:number-columns-spanned="2" table:number-rows-spanned="1">
            <text:p>TOTALE A.P. NETTO IVA</text:p>
          </table:table-cell>
          <table:covered-table-cell table:style-name="ce13"/>
          <table:table-cell table:style-name="ce16" office:value-type="currency" office:currency="EUR" office:value="11330.52" calcext:value-type="currency">
            <text:p>€ 11.330,52</text:p>
          </table:table-cell>
          <table:table-cell table:style-name="ce8" office:value-type="string" calcext:value-type="string" table:number-columns-spanned="2" table:number-rows-spanned="1">
            <text:p>TOTALE NETTO IVA</text:p>
          </table:table-cell>
          <table:covered-table-cell table:style-name="ce8"/>
          <table:table-cell table:style-name="ce18" table:formula="of:=[.C37]" office:value-type="currency" office:currency="EUR" office:value="11234.21" calcext:value-type="currency">
            <text:p>€ 11.234,21</text:p>
          </table:table-cell>
          <table:table-cell table:style-name="ce14" table:number-columns-repeated="4"/>
          <table:table-cell table:style-name="ce25" table:number-columns-repeated="1014"/>
        </table:table-row>
        <table:table-row table:style-name="ro1">
          <table:table-cell table:style-name="ce6" office:value-type="string" calcext:value-type="string" table:number-columns-spanned="2" table:number-rows-spanned="1">
            <text:p>TOTALE ANNO IN CORSO</text:p>
          </table:table-cell>
          <table:covered-table-cell table:style-name="ce13"/>
          <table:table-cell table:style-name="ce16" office:value-type="currency" office:currency="EUR" office:value="11234.21" calcext:value-type="currency">
            <text:p>€ 11.234,21</text:p>
          </table:table-cell>
          <table:table-cell table:style-name="ce8" table:number-columns-repeated="2"/>
          <table:table-cell table:style-name="ce18"/>
          <table:table-cell table:style-name="ce14" table:number-columns-repeated="4"/>
          <table:table-cell table:style-name="ce25" table:number-columns-repeated="1014"/>
        </table:table-row>
        <table:table-row table:style-name="ro1">
          <table:table-cell table:style-name="ce6" office:value-type="string" calcext:value-type="string" table:number-columns-spanned="2" table:number-rows-spanned="1">
            <text:p>DIFFERENZA %</text:p>
          </table:table-cell>
          <table:covered-table-cell table:style-name="ce13"/>
          <table:table-cell table:style-name="ce17" office:value-type="percentage" office:value="-0.0085" calcext:value-type="percentage">
            <text:p>-0,85%</text:p>
          </table:table-cell>
          <table:table-cell table:style-name="ce8" table:number-columns-repeated="2"/>
          <table:table-cell table:style-name="ce18"/>
          <table:table-cell table:style-name="ce14" table:number-columns-repeated="4"/>
          <table:table-cell table:style-name="ce25" table:number-columns-repeated="1014"/>
        </table:table-row>
        <table:table-row table:style-name="ro1">
          <table:table-cell table:style-name="ce7" office:value-type="string" calcext:value-type="string" table:number-columns-spanned="2" table:number-rows-spanned="1">
            <text:p>SCONTR. MEDIO</text:p>
          </table:table-cell>
          <table:covered-table-cell table:style-name="ce13"/>
          <table:table-cell table:style-name="ce18" table:formula="of:=[.E34]/[.B34]" office:value-type="currency" office:currency="EUR" office:value="2.91389146687291" calcext:value-type="currency">
            <text:p>€ 2,91</text:p>
          </table:table-cell>
          <table:table-cell table:style-name="ce7" office:value-type="string" calcext:value-type="string" table:number-columns-spanned="2" table:number-rows-spanned="1">
            <text:p>% RISPETTO AL REALE</text:p>
          </table:table-cell>
          <table:covered-table-cell table:style-name="ce1"/>
          <table:table-cell table:style-name="ce22" table:formula="of:=(([.D34]-[.F36])/[.D34])*100" office:value-type="float" office:value="35.5784532215645" calcext:value-type="float">
            <text:p>35,5784532216</text:p>
          </table:table-cell>
          <table:table-cell table:style-name="ce14" table:number-columns-repeated="4"/>
          <table:table-cell table:style-name="ce25" table:number-columns-repeated="1014"/>
        </table:table-row>
        <table:table-row table:style-name="ro1">
          <table:table-cell table:style-name="ce8" office:value-type="string" calcext:value-type="string" table:number-columns-spanned="2" table:number-rows-spanned="1">
            <text:p>NUMERO SCONTRINI</text:p>
          </table:table-cell>
          <table:covered-table-cell table:style-name="ce13"/>
          <table:table-cell table:style-name="ce19" table:formula="of:=[.F36]/[.C39]" office:value-type="float" office:value="3855.39754233063" calcext:value-type="float">
            <text:p>3855</text:p>
          </table:table-cell>
          <table:table-cell table:style-name="ce14" table:number-columns-repeated="3"/>
          <table:table-cell table:number-columns-repeated="2"/>
          <table:table-cell table:style-name="ce14" table:number-columns-repeated="2"/>
          <table:table-cell table:style-name="ce25"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ontrino medio</text:p>
          </table:table-cell>
          <table:table-cell/>
          <table:table-cell table:style-name="ce20" table:formula="of:=[.H34]/[.F34]" office:value-type="currency" office:currency="EUR" office:value="2.78613830712152" calcext:value-type="currency">
            <text:p>€ 2,79</text:p>
          </table:table-cell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5">
      <number:number number:decimal-places="4" number:min-integer-digits="1"/>
      <number:text>%</number:text>
    </number:percentage-style>
    <number:percentage-style style:name="N106">
      <number:number number:decimal-places="6" number:min-integer-digits="1"/>
      <number:text>%</number:text>
    </number:percentage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.</number:text>
      <number:seconds number:style="long"/>
    </number:time-style>
    <number:time-style style:name="N11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3">
      <number:minutes number:style="long"/>
      <number:text>.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2-12-03T21:55:54</meta:creation-date>
    <dc:date>2014-02-08T18:12:31.657119346</dc:date>
    <dc:creator>Matteo </dc:creator>
    <meta:editing-duration>PT8H59M30S</meta:editing-duration>
    <meta:editing-cycles>46</meta:editing-cycles>
    <meta:generator>LibreOffice/4.1.2.3$Linux_X86_64 LibreOffice_project/410m0$Build-3</meta:generator>
    <meta:document-statistic meta:table-count="1" meta:cell-count="282" meta:object-count="0"/>
  </office:meta>
</office:document-meta>
</file>